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auto-grow-height="false" fo:min-height="0.749cm" fo:min-width="0.499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87cm" svg:height="1.537cm" svg:x="2.778cm" svg:y="2.651cm">
          <text:p text:style-name="P1"><text:span text:style-name="T1">G1</text:span></text:p>
          <draw:enhanced-geometry svg:viewBox="0 0 21600 21600" draw:type="rectangle" draw:enhanced-path="M 0 0 L 21600 0 21600 21600 0 21600 0 0 Z N"/>
        </draw:custom-shape>
        <draw:custom-shape draw:style-name="gr2" draw:layer="layout" svg:width="13.462cm" svg:height="9.398cm" svg:x="1.697cm" svg:y="1.68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64.09192467283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text-style-name="P2" xml:id="id8" draw:id="id8" draw:layer="layout" svg:width="1.287cm" svg:height="1.537cm" svg:x="10.297cm" svg:y="5.523cm">
          <text:p text:style-name="P1"><text:span text:style-name="T1">P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287cm" svg:height="1.537cm" svg:x="5.741cm" svg:y="5.572cm">
          <text:p text:style-name="P1"><text:span text:style-name="T1">M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287cm" svg:height="1.537cm" svg:x="7.333cm" svg:y="8.734cm">
          <text:p text:style-name="P1"><text:span text:style-name="T1">P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287cm" svg:height="1.537cm" svg:x="7.477cm" svg:y="2.778cm">
          <text:p text:style-name="P1"><text:span text:style-name="T1">P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287cm" svg:height="1.537cm" svg:x="2.634cm" svg:y="8.607cm">
          <text:p text:style-name="P1"><text:span text:style-name="T1">G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0.762cm" svg:height="0.635cm" svg:x="8.425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0.762cm" svg:height="0.635cm" svg:x="3.853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762cm" svg:height="0.635cm" svg:x="5.064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762cm" svg:height="0.635cm" svg:x="5.572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4.065cm" svg:y1="3.419cm" svg:x2="5.572cm" svg:y2="2.969cm" draw:start-shape="id1" draw:start-glue-point="1" draw:end-shape="id2" draw:end-glue-point="6" svg:d="M4065 3419c1129 0 376-450 1507-450" svg:viewBox="0 0 1508 451">
          <text:p text:style-name="P3"><text:span text:style-name="T2">out</text:span></text:p>
        </draw:connector>
        <draw:connector draw:style-name="gr4" draw:text-style-name="P3" draw:layer="layout" draw:type="curve" svg:x1="6.334cm" svg:y1="2.969cm" svg:x2="7.477cm" svg:y2="3.546cm" draw:start-shape="id2" draw:start-glue-point="10" draw:end-shape="id3" draw:end-glue-point="3" svg:d="M6334 2969c858 0 287 577 1143 577" svg:viewBox="0 0 1144 578">
          <text:p text:style-name="P1"><text:span text:style-name="T2">in</text:span></text:p>
        </draw:connector>
        <draw:connector draw:style-name="gr4" draw:text-style-name="P3" draw:layer="layout" draw:type="curve" svg:x1="5.826cm" svg:y1="9.954cm" svg:x2="7.333cm" svg:y2="9.502cm" draw:start-shape="id4" draw:start-glue-point="10" draw:end-shape="id5" draw:end-glue-point="3" svg:d="M5826 9954c1131 0 378-452 1507-452" svg:viewBox="0 0 1508 453">
          <text:p text:style-name="P1"><text:span text:style-name="T2">in</text:span></text:p>
        </draw:connector>
        <draw:connector draw:style-name="gr4" draw:text-style-name="P3" draw:layer="layout" draw:type="curve" svg:x1="3.921cm" svg:y1="9.375cm" svg:x2="5.064cm" svg:y2="9.954cm" draw:start-shape="id6" draw:start-glue-point="1" draw:end-shape="id4" draw:end-glue-point="6" svg:d="M3921 9375c856 0 285 579 1143 579" svg:viewBox="0 0 1144 580">
          <text:p text:style-name="P3"><text:span text:style-name="T2">out</text:span></text:p>
        </draw:connector>
        <draw:connector draw:style-name="gr4" draw:text-style-name="P3" draw:layer="layout" draw:type="curve" svg:x1="9.187cm" svg:y1="7.287cm" svg:x2="10.297cm" svg:y2="6.291cm" draw:start-shape="id7" draw:start-glue-point="10" draw:end-shape="id8" draw:end-glue-point="3" svg:d="M9187 7287c832 0 278-996 1110-996" svg:viewBox="0 0 1111 997">
          <text:p text:style-name="P3">in</text:p>
        </draw:connector>
        <draw:connector draw:style-name="gr4" draw:text-style-name="P3" draw:layer="layout" draw:type="curve" svg:x1="8.62cm" svg:y1="9.502cm" svg:x2="4.234cm" svg:y2="6.715cm" draw:start-shape="id5" draw:start-glue-point="1" draw:end-shape="id9" draw:end-glue-point="8" svg:d="M8620 9502c750 0 625-889-659-1208s-3727-66-3727-1579" svg:viewBox="0 0 4849 2788">
          <text:p text:style-name="P1"><text:span text:style-name="T2">out</text:span></text:p>
        </draw:connector>
        <draw:connector draw:style-name="gr4" draw:text-style-name="P3" draw:layer="layout" draw:type="curve" svg:x1="4.615cm" svg:y1="6.398cm" svg:x2="5.741cm" svg:y2="6.34cm" draw:start-shape="id9" draw:start-glue-point="10" draw:end-shape="id10" draw:end-glue-point="3" svg:d="M4615 6398c844 0 282-58 1126-58" svg:viewBox="0 0 1127 59">
          <text:p text:style-name="P1"><text:span text:style-name="T2">in</text:span></text:p>
        </draw:connector>
        <draw:connector draw:style-name="gr4" draw:text-style-name="P3" draw:layer="layout" draw:type="curve" svg:x1="8.764cm" svg:y1="3.546cm" svg:x2="4.234cm" svg:y2="6.08cm" draw:start-shape="id3" draw:start-glue-point="1" draw:end-shape="id9" draw:end-glue-point="4" svg:d="M8764 3546c750 0 625 825-695 1128s-3835 82-3835 1406" svg:viewBox="0 0 4991 2535">
          <text:p text:style-name="P1"><text:span text:style-name="T2">out</text:span></text:p>
        </draw:connector>
        <draw:connector draw:style-name="gr4" draw:text-style-name="P3" draw:layer="layout" draw:type="curve" svg:x1="7.028cm" svg:y1="6.34cm" svg:x2="8.425cm" svg:y2="7.287cm" draw:start-shape="id10" draw:end-shape="id7" draw:end-glue-point="6" svg:d="M7028 6340c1047 0 349 947 1397 947" svg:viewBox="0 0 1398 948">
          <text:p text:style-name="P1"><text:span text:style-name="T2">out</text:span></text:p>
        </draw:connector>
        <draw:custom-shape draw:style-name="gr1" draw:text-style-name="P2" xml:id="id12" draw:id="id12" draw:layer="layout" svg:width="1.287cm" svg:height="1.537cm" svg:x="12.667cm" svg:y="8.353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0.593cm" svg:height="0.696cm" svg:x="12.684cm" svg:y="6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draw:line-skew="-0.369cm" svg:x1="12.684cm" svg:y1="7.256cm" svg:x2="12.667cm" svg:y2="9.121cm" draw:start-shape="id11" draw:start-glue-point="6" draw:end-shape="id12" draw:end-glue-point="3" svg:d="M12684 7256c-1332 0-1323 1865-17 1865" svg:viewBox="0 0 999 1866">
          <text:p text:style-name="P3">in</text:p>
        </draw:connector>
        <draw:connector draw:style-name="gr4" draw:text-style-name="P3" draw:layer="layout" draw:type="curve" svg:x1="11.584cm" svg:y1="6.291cm" svg:x2="12.77cm" svg:y2="7.01cm" draw:start-shape="id8" draw:start-glue-point="1" draw:end-shape="id11" draw:end-glue-point="5" svg:d="M11584 6291c823 0 231 719 1186 719" svg:viewBox="0 0 1187 720">
          <text:p text:style-name="P1"><text:span text:style-name="T2">out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702-349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Small_20_Arrow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7T17:37:32.871192000</meta:creation-date>
    <dc:date>2014-10-07T18:18:02.144934000</dc:date>
    <meta:editing-duration>PT9M56S</meta:editing-duration>
    <meta:editing-cycles>1</meta:editing-cycles>
    <meta:document-statistic meta:object-count="24"/>
    <meta:generator>LibreOffice/4.2.6.3$MacOSX_x86 LibreOffice_project/3fd416d4c6db7d3204c17ce57a1d70f6e531ee21</meta:generator>
  </office:meta>
</office:document-meta>
</file>